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zyznaję, że po przetłumaczonego przez Midday Shine fanfika autorstwa PaulAsaran sięgnąłem, ponieważ zaintrygował mnie jego tytuł. Po tagach i obrazku okładkowym domyśliłem się, że będę miał do czynienia z lekkim opowiadaniem, traktującym o kłopotach wychowawczych sprawianych przez młodą Twilight. I o książkach. </text:span></text:p>
      <text:p text:style-name="P1"><text:span text:style-name="T1">Rzeczywiście, w pierwszej scenie narrator towarzyszy Celestii, która spieszy do canterlockiej biblioteki, gdzie ponoć zdarzyła się jakaś katastrofa. Scena ta, choć krótka, jest jednak pełna drobnych detali, mówiących co nieco o relacjach między Celestią a jej podwładnymi i budujących klimat, jaki będzie towarzyszył czytelnikowi już do końca tego fanfika: będzie lekko, wesoło i serialowo. </text:span></text:p>
      <text:p text:style-name="P1"><text:span text:style-name="T1">Nie będę zdradzał, co dokładnie zdarzyło się w bibliotece, aby nie psuć ewentualnym czytelnikom zabawy, jednak dla mnie było to dość zaskakujące i wywołało uśmiech na mojej twarzy. No ale połączenie uczennicy Celestii, jej obsesji na punkcie książek i potężnej biblioteki musi prowadzić do rzeczy niespodziewanych. </text:span></text:p>
      <text:p text:style-name="P1"><text:span text:style-name="T1">Od momentu, kiedy wiadomo już, co wywołało popłoch wśród pałacowej służby, fabuła staje się bardzo przewidywalna, jednak w żaden sposób nie przeszkadza to w czytaniu. Charakter Celestii oddano w sposób doskonały: mamy do czynienia z klaczą mądrą, wyrozumiałą, a przy tym nie pozbawioną poczucia humoru. Twilight natomiast jest bardzo przekonująca jako bystra siedmiolatka, której zdarzyło się podsłuchać u starszych i podczytać coś, czego do końca nie zrozumiała, ale zinterpretowała na swój zaskakujący sposób. Rozmowa między dwiema bohaterkami, przeplatana wewnętrznym monologiem Celestii, jest błyskotliwa i nie pozwala się nudzić.</text:span></text:p>
      <text:p text:style-name="P1"><text:span text:style-name="T1">Od strony technicznej również nie mam nic do zarzucenia. Opisy są wystarczająco kwieciste, jak na tak krótki fanfik (nieco ponad dwa tysiące słów), a opowiadanie ma właściwy rytm. Pochwała należy się za tłumaczenie. Nie zauważyłem żadnych kalk z angielskiego, przetłumaczone zostały nawet gry słowne. Fanfika czyta się tak, jakby był on w oryginale napisany po polsku, co jest sporym osiągnięciem.</text:span></text:p>
      <text:p text:style-name="P1"><text:span text:style-name="T1">Podsumowując, polecam jako szybkie i niezobowiązujące czytadełko w serialowym klimacie. Jeśli pozostałe tłumaczenia z Królewskich Archiwów Canterlotu trzymają podobny poziom, to zdecydowanie warto się im przyjrzeć.</text:span></text:p>
      <text:p text:style-name="P2"/>
      <text:p text:style-name="P1"><text:span text:style-name="T1">obraz: </text:span><text:a xlink:type="simple" xlink:href="https://orig00.deviantart.net/03af/f/2013/166/2/f/peekaboo_by_silfoe-d698295.png" text:style-name="Internet_20_link" text:visited-style-name="Visited_20_Internet_20_Link"><text:span text:style-name="T2">https://orig00.deviantart.net/03af/f/2013/166/2/f/peekaboo_by_silfoe-d698295.png</text:span></text:a></text:p>
      <text:p text:style-name="P1"><text:span text:style-name="T1">źródło: </text:span><text:a xlink:type="simple" xlink:href="https://silfoe.deviantart.com/art/Peekaboo-378289769" text:style-name="Internet_20_link" text:visited-style-name="Visited_20_Internet_20_Link"><text:span text:style-name="T2">https://silfoe.deviantart.com/art/Peekaboo-378289769</text:span></text:a></text:p>
      <text:p text:style-name="P2"/>
      <text:p text:style-name="P1"><text:span text:style-name="T1">obraz: </text:span><text:a xlink:type="simple" xlink:href="https://orig00.deviantart.net/0b70/f/2013/179/c/3/princess_celestia_and_filly_twilight_by_giantmosquito-d6b15db.png" text:style-name="Internet_20_link" text:visited-style-name="Visited_20_Internet_20_Link"><text:span text:style-name="T2">https://orig00.deviantart.net/0b70/f/2013/179/c/3/princess_celestia_and_filly_twilight_by_giantmosquito-d6b15db.png</text:span></text:a></text:p>
      <text:p text:style-name="P1"><text:span text:style-name="T1">Źródło: </text:span><text:a xlink:type="simple" xlink:href="https://giantmosquito.deviantart.com/art/Princess-Celestia-and-Filly-Twilight-381326447" text:style-name="Internet_20_link" text:visited-style-name="Visited_20_Internet_20_Link"><text:span text:style-name="T2">https://giantmosquito.deviantart.com/art/Princess-Celestia-and-Filly-Twilight-381326447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24" meta:character-count="2630" meta:non-whitespace-character-count="2313"/>
    <meta:generator>LibreOfficeDev/5.1.0.3$Linux_X86_64 LibreOffice_project/</meta:generator>
  </office:meta>
</office:document-meta>
</file>